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4-02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1-15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0-10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7-10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4-17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1-11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0-03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7-11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4-04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1-11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0-19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7-06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4-21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2-01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0-22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7-07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4-14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2-08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0-22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7-1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6-03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1-09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2-05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10-01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7-11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6-11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4-04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2-05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0-0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8-16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6-12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4-12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1-18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7-25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6-29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5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4-27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3-29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2-23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7-01-31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6-12-22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6-11-30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6-10-25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6-09-29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6-08-26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6-07-28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6-06-28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6-05-26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6-04-29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6-03-31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6-02-26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6-01-28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5-12-22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5-11-24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5-10-27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5-10-01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5-08-25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5-07-29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5-06-23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5-05-27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5-04-27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5-03-2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5-02-26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5-01-2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4-12-22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4-11-28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4-10-27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4-09-26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4-08-26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4-07-28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4-06-23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4-05-28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4-04-29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4-03-26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4-02-26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4-01-29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3-12-19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3-11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3-10-30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3-09-24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3-08-27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3-07-29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3-06-24 2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3-05-29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3-04-17 2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3-03-28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3-02-27 2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3-01-31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2-12-20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2-11-27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2-11-05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2-09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2-08-27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2-07-23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2-06-25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2-05-23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2-04-30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2-03-26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2-02-27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2-01-23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1-12-27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1-11-28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1-10-24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1-09-26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1-08-3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1-07-2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1-06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1-05-23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1-04-25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1-03-28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1-02-22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1-01-24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0-12-20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0-11-22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0-10-25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0-09-27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0-08-23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0-07-26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0-06-28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0-05-24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0-04-26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0-03-29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0-02-22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10-01-25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9-12-21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9-11-23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9-10-26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9-09-28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9-08-24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9-07-29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9-06-22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9-05-26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9-04-27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9-03-23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9-02-23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9-01-26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8-12-29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8-11-24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8-10-28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8-09-22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8-08-25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8-07-2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8-06-23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8-05-20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8-03-25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8-02-26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8-01-28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7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7-11-26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7-10-23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7-09-26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7-08-29 1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7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7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7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7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7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6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6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6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6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5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5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4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4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4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4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4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4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4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4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3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3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3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3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2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2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2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2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2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2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1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1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1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1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1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0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0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0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0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2000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9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9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9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9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9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9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9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9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8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8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8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8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8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8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8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8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7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7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7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7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7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7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7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6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6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6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6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5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5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5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5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4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4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4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4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4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4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3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3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3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3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3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3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3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3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2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2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2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2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2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2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2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2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2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2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1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1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1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1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1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1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1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1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1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0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0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0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0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0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0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0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0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9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89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89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89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8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89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89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89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89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89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89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89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89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88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88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88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88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88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88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88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88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8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8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88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88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87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87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87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87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87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87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87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87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87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87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87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87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86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86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8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86-07-30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33072532601</text:p>
          </table:table-cell>
          <table:table-cell office:value-type="string" calcext:value-type="string">
            <text:p>MA-CYW <text:s text:c="2"/>13 CUMMINGTON, MA</text:p>
          </table:table-cell>
          <table:table-cell office:value-type="string" calcext:value-type="string">
            <text:p>1986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3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440" meta:object-count="0"/>
    <meta:user-defined meta:name="AppVersion">3.0</meta:user-defined>
  </office:meta>
</office:document-meta>
</file>